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274.2476344" calcext:value-type="float">
            <text:p>274.2476344</text:p>
          </table:table-cell>
          <table:table-cell office:value-type="float" office:value="236.1741754" calcext:value-type="float">
            <text:p>236.1741754</text:p>
          </table:table-cell>
          <table:table-cell office:value-type="float" office:value="172.8110465" calcext:value-type="float">
            <text:p>172.8110465</text:p>
          </table:table-cell>
          <table:table-cell office:value-type="float" office:value="152.5062687" calcext:value-type="float">
            <text:p>152.5062687</text:p>
          </table:table-cell>
          <table:table-cell office:value-type="float" office:value="112.7057032" calcext:value-type="float">
            <text:p>112.7057032</text:p>
          </table:table-cell>
          <table:table-cell office:value-type="float" office:value="68.31892057" calcext:value-type="float">
            <text:p>68.31892057</text:p>
          </table:table-cell>
          <table:table-cell office:value-type="float" office:value="45.0764612" calcext:value-type="float">
            <text:p>45.0764612</text:p>
          </table:table-cell>
          <table:table-cell table:style-name="ce1" office:value-type="float" office:value="25.56466828" calcext:value-type="float">
            <text:p>25.56466828</text:p>
          </table:table-cell>
          <table:table-cell table:style-name="ce1" office:value-type="float" office:value="13.93761852" calcext:value-type="float">
            <text:p>13.93761852</text:p>
          </table:table-cell>
          <table:table-cell/>
        </table:table-row>
        <table:table-row table:style-name="ro1">
          <table:table-cell office:value-type="float" office:value="0.7618426178" calcext:value-type="float">
            <text:p>0.7618426178</text:p>
          </table:table-cell>
          <table:table-cell office:value-type="float" office:value="0.9150001303" calcext:value-type="float">
            <text:p>0.9150001303</text:p>
          </table:table-cell>
          <table:table-cell office:value-type="float" office:value="1.435639183" calcext:value-type="float">
            <text:p>1.435639183</text:p>
          </table:table-cell>
          <table:table-cell office:value-type="float" office:value="1.723775748" calcext:value-type="float">
            <text:p>1.723775748</text:p>
          </table:table-cell>
          <table:table-cell office:value-type="float" office:value="2.628727371" calcext:value-type="float">
            <text:p>2.628727371</text:p>
          </table:table-cell>
          <table:table-cell office:value-type="float" office:value="4.570599822" calcext:value-type="float">
            <text:p>4.570599822</text:p>
          </table:table-cell>
          <table:table-cell office:value-type="float" office:value="6.345417372" calcext:value-type="float">
            <text:p>6.345417372</text:p>
          </table:table-cell>
          <table:table-cell table:style-name="ce1" office:value-type="float" office:value="8.485074862" calcext:value-type="float">
            <text:p>8.485074862</text:p>
          </table:table-cell>
          <table:table-cell table:style-name="ce1" office:value-type="float" office:value="10.18667212" calcext:value-type="float">
            <text:p>10.18667212</text:p>
          </table:table-cell>
          <table:table-cell/>
        </table:table-row>
        <table:table-row table:style-name="ro1" table:number-rows-repeated="3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2.9133828" calcext:value-type="float">
            <text:p>272.9133828</text:p>
          </table:table-cell>
          <table:table-cell office:value-type="float" office:value="233.6249836" calcext:value-type="float">
            <text:p>233.6249836</text:p>
          </table:table-cell>
          <table:table-cell office:value-type="float" office:value="181.0624542" calcext:value-type="float">
            <text:p>181.0624542</text:p>
          </table:table-cell>
          <table:table-cell office:value-type="float" office:value="157.4562403" calcext:value-type="float">
            <text:p>157.4562403</text:p>
          </table:table-cell>
          <table:table-cell office:value-type="float" office:value="90.73492965" calcext:value-type="float">
            <text:p>90.73492965</text:p>
          </table:table-cell>
          <table:table-cell office:value-type="float" office:value="45.52024173" calcext:value-type="float">
            <text:p>45.52024173</text:p>
          </table:table-cell>
          <table:table-cell office:value-type="float" office:value="14.39158418" calcext:value-type="float">
            <text:p>14.39158418</text:p>
          </table:table-cell>
          <table:table-cell table:number-columns-repeated="3"/>
        </table:table-row>
        <table:table-row table:style-name="ro1">
          <table:table-cell office:value-type="float" office:value="1.032850307" calcext:value-type="float">
            <text:p>1.032850307</text:p>
          </table:table-cell>
          <table:table-cell office:value-type="float" office:value="1.145607325" calcext:value-type="float">
            <text:p>1.145607325</text:p>
          </table:table-cell>
          <table:table-cell office:value-type="float" office:value="1.497231243" calcext:value-type="float">
            <text:p>1.497231243</text:p>
          </table:table-cell>
          <table:table-cell office:value-type="float" office:value="1.772747518" calcext:value-type="float">
            <text:p>1.772747518</text:p>
          </table:table-cell>
          <table:table-cell office:value-type="float" office:value="3.292242409" calcext:value-type="float">
            <text:p>3.292242409</text:p>
          </table:table-cell>
          <table:table-cell office:value-type="float" office:value="5.751198342" calcext:value-type="float">
            <text:p>5.751198342</text:p>
          </table:table-cell>
          <table:table-cell office:value-type="float" office:value="8.935059813" calcext:value-type="float">
            <text:p>8.935059813</text:p>
          </table:table-cell>
          <table:table-cell table:number-columns-repeated="3"/>
        </table:table-row>
        <table:table-row table:style-name="ro1" table:number-rows-repeated="3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1.6184166" calcext:value-type="float">
            <text:p>271.6184166</text:p>
          </table:table-cell>
          <table:table-cell office:value-type="float" office:value="218.6848576" calcext:value-type="float">
            <text:p>218.6848576</text:p>
          </table:table-cell>
          <table:table-cell office:value-type="float" office:value="184.7523802" calcext:value-type="float">
            <text:p>184.7523802</text:p>
          </table:table-cell>
          <table:table-cell office:value-type="float" office:value="157.0124598" calcext:value-type="float">
            <text:p>157.0124598</text:p>
          </table:table-cell>
          <table:table-cell office:value-type="float" office:value="131.3299351" calcext:value-type="float">
            <text:p>131.3299351</text:p>
          </table:table-cell>
          <table:table-cell office:value-type="float" office:value="38.875174" calcext:value-type="float">
            <text:p>38.875174</text:p>
          </table:table-cell>
          <table:table-cell office:value-type="float" office:value="14.39158418" calcext:value-type="float">
            <text:p>14.39158418</text:p>
          </table:table-cell>
          <table:table-cell table:number-columns-repeated="3"/>
        </table:table-row>
        <table:table-row table:style-name="ro1">
          <table:table-cell office:value-type="float" office:value="1.233987407" calcext:value-type="float">
            <text:p>1.233987407</text:p>
          </table:table-cell>
          <table:table-cell office:value-type="float" office:value="1.407995531" calcext:value-type="float">
            <text:p>1.407995531</text:p>
          </table:table-cell>
          <table:table-cell office:value-type="float" office:value="1.644104561" calcext:value-type="float">
            <text:p>1.644104561</text:p>
          </table:table-cell>
          <table:table-cell office:value-type="float" office:value="1.9559094" calcext:value-type="float">
            <text:p>1.9559094</text:p>
          </table:table-cell>
          <table:table-cell office:value-type="float" office:value="2.393060938" calcext:value-type="float">
            <text:p>2.393060938</text:p>
          </table:table-cell>
          <table:table-cell office:value-type="float" office:value="6.405732212" calcext:value-type="float">
            <text:p>6.405732212</text:p>
          </table:table-cell>
          <table:table-cell office:value-type="float" office:value="8.935059813" calcext:value-type="float">
            <text:p>8.935059813</text:p>
          </table:table-cell>
          <table:table-cell table:number-columns-repeated="3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3.656897" calcext:value-type="float">
            <text:p>273.656897</text:p>
          </table:table-cell>
          <table:table-cell office:value-type="float" office:value="223.211419" calcext:value-type="float">
            <text:p>223.211419</text:p>
          </table:table-cell>
          <table:table-cell office:value-type="float" office:value="184.7334649" calcext:value-type="float">
            <text:p>184.7334649</text:p>
          </table:table-cell>
          <table:table-cell office:value-type="float" office:value="135.4636415" calcext:value-type="float">
            <text:p>135.4636415</text:p>
          </table:table-cell>
          <table:table-cell office:value-type="float" office:value="98.58766242" calcext:value-type="float">
            <text:p>98.58766242</text:p>
          </table:table-cell>
          <table:table-cell office:value-type="float" office:value="60.03113739" calcext:value-type="float">
            <text:p>60.03113739</text:p>
          </table:table-cell>
          <table:table-cell office:value-type="float" office:value="45.51151162" calcext:value-type="float">
            <text:p>45.51151162</text:p>
          </table:table-cell>
          <table:table-cell table:style-name="ce1" office:value-type="float" office:value="14.39158418" calcext:value-type="float">
            <text:p>14.39158418</text:p>
          </table:table-cell>
          <table:table-cell table:number-columns-repeated="2"/>
        </table:table-row>
        <table:table-row table:style-name="ro1">
          <table:table-cell office:value-type="float" office:value="1.348742974" calcext:value-type="float">
            <text:p>1.348742974</text:p>
          </table:table-cell>
          <table:table-cell office:value-type="float" office:value="1.496246724" calcext:value-type="float">
            <text:p>1.496246724</text:p>
          </table:table-cell>
          <table:table-cell office:value-type="float" office:value="1.74727868" calcext:value-type="float">
            <text:p>1.74727868</text:p>
          </table:table-cell>
          <table:table-cell office:value-type="float" office:value="2.381729649" calcext:value-type="float">
            <text:p>2.381729649</text:p>
          </table:table-cell>
          <table:table-cell office:value-type="float" office:value="3.276463273" calcext:value-type="float">
            <text:p>3.276463273</text:p>
          </table:table-cell>
          <table:table-cell office:value-type="float" office:value="4.926764679" calcext:value-type="float">
            <text:p>4.926764679</text:p>
          </table:table-cell>
          <table:table-cell office:value-type="float" office:value="5.915045275" calcext:value-type="float">
            <text:p>5.915045275</text:p>
          </table:table-cell>
          <table:table-cell table:style-name="ce1" office:value-type="float" office:value="8.935059813" calcext:value-type="float">
            <text:p>8.935059813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4.4295116" calcext:value-type="float">
            <text:p>274.4295116</text:p>
          </table:table-cell>
          <table:table-cell office:value-type="float" office:value="220.6796875" calcext:value-type="float">
            <text:p>220.6796875</text:p>
          </table:table-cell>
          <table:table-cell office:value-type="float" office:value="174.3490006" calcext:value-type="float">
            <text:p>174.3490006</text:p>
          </table:table-cell>
          <table:table-cell office:value-type="float" office:value="139.5857078" calcext:value-type="float">
            <text:p>139.5857078</text:p>
          </table:table-cell>
          <table:table-cell office:value-type="float" office:value="28.5299952" calcext:value-type="float">
            <text:p>28.5299952</text:p>
          </table:table-cell>
          <table:table-cell office:value-type="float" office:value="14.42359457" calcext:value-type="float">
            <text:p>14.42359457</text:p>
          </table:table-cell>
          <table:table-cell office:value-type="float" office:value="76.21384886" calcext:value-type="float">
            <text:p>76.21384886</text:p>
          </table:table-cell>
          <table:table-cell table:number-columns-repeated="3"/>
        </table:table-row>
        <table:table-row table:style-name="ro1">
          <table:table-cell office:value-type="float" office:value="1.60381861" calcext:value-type="float">
            <text:p>1.60381861</text:p>
          </table:table-cell>
          <table:table-cell office:value-type="float" office:value="1.770999274" calcext:value-type="float">
            <text:p>1.770999274</text:p>
          </table:table-cell>
          <table:table-cell office:value-type="float" office:value="2.078087591" calcext:value-type="float">
            <text:p>2.078087591</text:p>
          </table:table-cell>
          <table:table-cell office:value-type="float" office:value="2.460919866" calcext:value-type="float">
            <text:p>2.460919866</text:p>
          </table:table-cell>
          <table:table-cell office:value-type="float" office:value="6.713850643" calcext:value-type="float">
            <text:p>6.713850643</text:p>
          </table:table-cell>
          <table:table-cell office:value-type="float" office:value="8.060558402" calcext:value-type="float">
            <text:p>8.060558402</text:p>
          </table:table-cell>
          <table:table-cell office:value-type="float" office:value="3.971196224" calcext:value-type="float">
            <text:p>3.971196224</text:p>
          </table:table-cell>
          <table:table-cell table:number-columns-repeated="3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3.1520057" calcext:value-type="float">
            <text:p>273.1520057</text:p>
          </table:table-cell>
          <table:table-cell office:value-type="float" office:value="234.7060621" calcext:value-type="float">
            <text:p>234.7060621</text:p>
          </table:table-cell>
          <table:table-cell office:value-type="float" office:value="193.7633074" calcext:value-type="float">
            <text:p>193.7633074</text:p>
          </table:table-cell>
          <table:table-cell office:value-type="float" office:value="153.6353628" calcext:value-type="float">
            <text:p>153.6353628</text:p>
          </table:table-cell>
          <table:table-cell office:value-type="float" office:value="98.16134211" calcext:value-type="float">
            <text:p>98.16134211</text:p>
          </table:table-cell>
          <table:table-cell office:value-type="float" office:value="37.24118865" calcext:value-type="float">
            <text:p>37.24118865</text:p>
          </table:table-cell>
          <table:table-cell office:value-type="float" office:value="14.01182445" calcext:value-type="float">
            <text:p>14.01182445</text:p>
          </table:table-cell>
          <table:table-cell table:number-columns-repeated="3"/>
        </table:table-row>
        <table:table-row table:style-name="ro1">
          <table:table-cell office:value-type="float" office:value="1.811461623" calcext:value-type="float">
            <text:p>1.811461623</text:p>
          </table:table-cell>
          <table:table-cell office:value-type="float" office:value="1.908340062" calcext:value-type="float">
            <text:p>1.908340062</text:p>
          </table:table-cell>
          <table:table-cell office:value-type="float" office:value="2.126662912" calcext:value-type="float">
            <text:p>2.126662912</text:p>
          </table:table-cell>
          <table:table-cell office:value-type="float" office:value="2.460380347" calcext:value-type="float">
            <text:p>2.460380347</text:p>
          </table:table-cell>
          <table:table-cell office:value-type="float" office:value="3.417493494" calcext:value-type="float">
            <text:p>3.417493494</text:p>
          </table:table-cell>
          <table:table-cell office:value-type="float" office:value="6.02763906" calcext:value-type="float">
            <text:p>6.02763906</text:p>
          </table:table-cell>
          <table:table-cell office:value-type="float" office:value="8.022960272" calcext:value-type="float">
            <text:p>8.022960272</text:p>
          </table:table-cell>
          <table:table-cell table:number-columns-repeated="3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2.290635" calcext:value-type="float">
            <text:p>272.290635</text:p>
          </table:table-cell>
          <table:table-cell office:value-type="float" office:value="247.9103515" calcext:value-type="float">
            <text:p>247.9103515</text:p>
          </table:table-cell>
          <table:table-cell office:value-type="float" office:value="209.4673179" calcext:value-type="float">
            <text:p>209.4673179</text:p>
          </table:table-cell>
          <table:table-cell office:value-type="float" office:value="171.8347293" calcext:value-type="float">
            <text:p>171.8347293</text:p>
          </table:table-cell>
          <table:table-cell office:value-type="float" office:value="135.0096759" calcext:value-type="float">
            <text:p>135.0096759</text:p>
          </table:table-cell>
          <table:table-cell office:value-type="float" office:value="98.16134211" calcext:value-type="float">
            <text:p>98.16134211</text:p>
          </table:table-cell>
          <table:table-cell office:value-type="float" office:value="44.29075142" calcext:value-type="float">
            <text:p>44.29075142</text:p>
          </table:table-cell>
          <table:table-cell table:style-name="ce1" office:value-type="float" office:value="24.79932875" calcext:value-type="float">
            <text:p>24.79932875</text:p>
          </table:table-cell>
          <table:table-cell table:style-name="ce1" office:value-type="float" office:value="14.01182445" calcext:value-type="float">
            <text:p>14.01182445</text:p>
          </table:table-cell>
          <table:table-cell/>
        </table:table-row>
        <table:table-row table:style-name="ro1">
          <table:table-cell office:value-type="float" office:value="2.026906195" calcext:value-type="float">
            <text:p>2.026906195</text:p>
          </table:table-cell>
          <table:table-cell office:value-type="float" office:value="2.027677535" calcext:value-type="float">
            <text:p>2.027677535</text:p>
          </table:table-cell>
          <table:table-cell office:value-type="float" office:value="2.116210884" calcext:value-type="float">
            <text:p>2.116210884</text:p>
          </table:table-cell>
          <table:table-cell office:value-type="float" office:value="2.325303065" calcext:value-type="float">
            <text:p>2.325303065</text:p>
          </table:table-cell>
          <table:table-cell office:value-type="float" office:value="2.715359441" calcext:value-type="float">
            <text:p>2.715359441</text:p>
          </table:table-cell>
          <table:table-cell office:value-type="float" office:value="3.417493494" calcext:value-type="float">
            <text:p>3.417493494</text:p>
          </table:table-cell>
          <table:table-cell office:value-type="float" office:value="5.565878629" calcext:value-type="float">
            <text:p>5.565878629</text:p>
          </table:table-cell>
          <table:table-cell table:style-name="ce1" office:value-type="float" office:value="6.970488024" calcext:value-type="float">
            <text:p>6.970488024</text:p>
          </table:table-cell>
          <table:table-cell table:style-name="ce1" office:value-type="float" office:value="8.022960272" calcext:value-type="float">
            <text:p>8.022960272</text:p>
          </table:table-cell>
          <table:table-cell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67.2941028" calcext:value-type="float">
            <text:p>267.2941028</text:p>
          </table:table-cell>
          <table:table-cell office:value-type="float" office:value="211.083843" calcext:value-type="float">
            <text:p>211.083843</text:p>
          </table:table-cell>
          <table:table-cell office:value-type="float" office:value="145.3301194" calcext:value-type="float">
            <text:p>145.3301194</text:p>
          </table:table-cell>
          <table:table-cell office:value-type="float" office:value="110.9829617" calcext:value-type="float">
            <text:p>110.9829617</text:p>
          </table:table-cell>
          <table:table-cell office:value-type="float" office:value="85.72384726" calcext:value-type="float">
            <text:p>85.72384726</text:p>
          </table:table-cell>
          <table:table-cell office:value-type="float" office:value="41.38217021" calcext:value-type="float">
            <text:p>41.38217021</text:p>
          </table:table-cell>
          <table:table-cell office:value-type="float" office:value="21.47170232" calcext:value-type="float">
            <text:p>21.47170232</text:p>
          </table:table-cell>
          <table:table-cell table:style-name="ce1" office:value-type="float" office:value="14.41922952" calcext:value-type="float">
            <text:p>14.41922952</text:p>
          </table:table-cell>
          <table:table-cell table:number-columns-repeated="2"/>
        </table:table-row>
        <table:table-row table:style-name="ro1">
          <table:table-cell office:value-type="float" office:value="2.289458338" calcext:value-type="float">
            <text:p>2.289458338</text:p>
          </table:table-cell>
          <table:table-cell office:value-type="float" office:value="2.378920562" calcext:value-type="float">
            <text:p>2.378920562</text:p>
          </table:table-cell>
          <table:table-cell office:value-type="float" office:value="2.805371144" calcext:value-type="float">
            <text:p>2.805371144</text:p>
          </table:table-cell>
          <table:table-cell office:value-type="float" office:value="3.291202256" calcext:value-type="float">
            <text:p>3.291202256</text:p>
          </table:table-cell>
          <table:table-cell office:value-type="float" office:value="3.896940542" calcext:value-type="float">
            <text:p>3.896940542</text:p>
          </table:table-cell>
          <table:table-cell office:value-type="float" office:value="5.860295345" calcext:value-type="float">
            <text:p>5.860295345</text:p>
          </table:table-cell>
          <table:table-cell office:value-type="float" office:value="7.477990519" calcext:value-type="float">
            <text:p>7.477990519</text:p>
          </table:table-cell>
          <table:table-cell table:style-name="ce1" office:value-type="float" office:value="8.174571426" calcext:value-type="float">
            <text:p>8.174571426</text:p>
          </table:table-cell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72.6442044" calcext:value-type="float">
            <text:p>272.6442044</text:p>
          </table:table-cell>
          <table:table-cell office:value-type="float" office:value="242.0524486" calcext:value-type="float">
            <text:p>242.0524486</text:p>
          </table:table-cell>
          <table:table-cell office:value-type="float" office:value="210.6386075" calcext:value-type="float">
            <text:p>210.6386075</text:p>
          </table:table-cell>
          <table:table-cell office:value-type="float" office:value="174.2587895" calcext:value-type="float">
            <text:p>174.2587895</text:p>
          </table:table-cell>
          <table:table-cell office:value-type="float" office:value="153.5844371" calcext:value-type="float">
            <text:p>153.5844371</text:p>
          </table:table-cell>
          <table:table-cell office:value-type="float" office:value="122.9766761" calcext:value-type="float">
            <text:p>122.9766761</text:p>
          </table:table-cell>
          <table:table-cell office:value-type="float" office:value="66.68202519" calcext:value-type="float">
            <text:p>66.68202519</text:p>
          </table:table-cell>
          <table:table-cell table:style-name="ce1" office:value-type="float" office:value="50.10791384" calcext:value-type="float">
            <text:p>50.10791384</text:p>
          </table:table-cell>
          <table:table-cell table:style-name="ce1" office:value-type="float" office:value="33.9441176" calcext:value-type="float">
            <text:p>33.9441176</text:p>
          </table:table-cell>
          <table:table-cell table:style-name="ce1" office:value-type="float" office:value="14.4497849" calcext:value-type="float">
            <text:p>14.4497849</text:p>
          </table:table-cell>
        </table:table-row>
        <table:table-row table:style-name="ro1">
          <table:table-cell office:value-type="float" office:value="2.455815045" calcext:value-type="float">
            <text:p>2.455815045</text:p>
          </table:table-cell>
          <table:table-cell office:value-type="float" office:value="2.5627279" calcext:value-type="float">
            <text:p>2.5627279</text:p>
          </table:table-cell>
          <table:table-cell office:value-type="float" office:value="2.637030032" calcext:value-type="float">
            <text:p>2.637030032</text:p>
          </table:table-cell>
          <table:table-cell office:value-type="float" office:value="2.777970967" calcext:value-type="float">
            <text:p>2.777970967</text:p>
          </table:table-cell>
          <table:table-cell office:value-type="float" office:value="2.89846011" calcext:value-type="float">
            <text:p>2.89846011</text:p>
          </table:table-cell>
          <table:table-cell office:value-type="float" office:value="3.18449328" calcext:value-type="float">
            <text:p>3.18449328</text:p>
          </table:table-cell>
          <table:table-cell office:value-type="float" office:value="4.341284359" calcext:value-type="float">
            <text:p>4.341284359</text:p>
          </table:table-cell>
          <table:table-cell table:style-name="ce1" office:value-type="float" office:value="5.020675899" calcext:value-type="float">
            <text:p>5.020675899</text:p>
          </table:table-cell>
          <table:table-cell table:style-name="ce1" office:value-type="float" office:value="5.860975637" calcext:value-type="float">
            <text:p>5.860975637</text:p>
          </table:table-cell>
          <table:table-cell table:style-name="ce1" office:value-type="float" office:value="7.409108346" calcext:value-type="float">
            <text:p>7.409108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0:15:48.595823676</meta:creation-date>
    <dc:date>2020-08-19T20:27:59.770314020</dc:date>
    <meta:editing-duration>PT12M16S</meta:editing-duration>
    <meta:editing-cycles>1</meta:editing-cycles>
    <meta:document-statistic meta:table-count="1" meta:cell-count="144" meta:object-count="0"/>
    <meta:generator>LibreOffice/5.4.7.2$Linux_X86_64 LibreOffice_project/40$Build-2</meta:generator>
  </office:meta>
</office:document-meta>
</file>